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0.86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 batch </text:p>
          </table:table-cell>
          <table:table-cell office:value-type="float" office:value="3650" calcext:value-type="float">
            <text:p>3650</text:p>
          </table:table-cell>
          <table:table-cell table:number-columns-repeated="5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atches</text:p>
          </table:table-cell>
          <table:table-cell table:number-columns-repeated="6"/>
          <table:table-cell office:value-type="string" calcext:value-type="string">
            <text:p>Direct Probability</text:p>
          </table:table-cell>
          <table:table-cell table:number-columns-repeated="4"/>
          <table:table-cell office:value-type="string" calcext:value-type="string">
            <text:p>FC7 layer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975" calcext:value-type="float">
            <text:p>2975</text:p>
          </table:table-cell>
          <table:table-cell office:value-type="float" office:value="3650" calcext:value-type="float">
            <text:p>3650</text:p>
          </table:table-cell>
          <table:table-cell table:formula="of:=100*[.B3]/[.C3]" office:value-type="float" office:value="81.5068493150685" calcext:value-type="float">
            <text:p>81.5068493151</text:p>
          </table:table-cell>
          <table:table-cell table:number-columns-repeated="5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969" calcext:value-type="float">
            <text:p>2969</text:p>
          </table:table-cell>
          <table:table-cell office:value-type="float" office:value="3650" calcext:value-type="float">
            <text:p>3650</text:p>
          </table:table-cell>
          <table:table-cell table:formula="of:=100*[.B4]/[.C4]" office:value-type="float" office:value="81.3424657534247" calcext:value-type="float">
            <text:p>81.3424657534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952" calcext:value-type="float">
            <text:p>2952</text:p>
          </table:table-cell>
          <table:table-cell office:value-type="float" office:value="3650" calcext:value-type="float">
            <text:p>3650</text:p>
          </table:table-cell>
          <table:table-cell table:formula="of:=100*[.B5]/[.C5]" office:value-type="float" office:value="80.8767123287671" calcext:value-type="float">
            <text:p>80.8767123288</text:p>
          </table:table-cell>
          <table:table-cell table:number-columns-repeated="3"/>
          <table:table-cell office:value-type="float" office:value="0.95" calcext:value-type="float">
            <text:p>0.95</text:p>
          </table:table-cell>
          <table:table-cell office:value-type="float" office:value="203" calcext:value-type="float">
            <text:p>203</text:p>
          </table:table-cell>
          <table:table-cell table:formula="of:=[.I5]/[.$K$3]" office:value-type="float" office:value="0.634375" calcext:value-type="float">
            <text:p>0.6343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175" calcext:value-type="float">
            <text:p>175</text:p>
          </table:table-cell>
          <table:table-cell table:formula="of:=[.N5]/[.$K$3]" office:value-type="float" office:value="0.546875" calcext:value-type="float">
            <text:p>0.546875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93" calcext:value-type="float">
            <text:p>2993</text:p>
          </table:table-cell>
          <table:table-cell office:value-type="float" office:value="3650" calcext:value-type="float">
            <text:p>3650</text:p>
          </table:table-cell>
          <table:table-cell table:formula="of:=100*[.B6]/[.C6]" office:value-type="float" office:value="82" calcext:value-type="float">
            <text:p>82</text:p>
          </table:table-cell>
          <table:table-cell table:number-columns-repeated="3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I6]/[.$K$3]" office:value-type="float" office:value="0.759375" calcext:value-type="float">
            <text:p>0.759375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243" calcext:value-type="float">
            <text:p>243</text:p>
          </table:table-cell>
          <table:table-cell table:formula="of:=[.N6]/[.$K$3]" office:value-type="float" office:value="0.759375" calcext:value-type="float">
            <text:p>0.759375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977" calcext:value-type="float">
            <text:p>2977</text:p>
          </table:table-cell>
          <table:table-cell office:value-type="float" office:value="3650" calcext:value-type="float">
            <text:p>3650</text:p>
          </table:table-cell>
          <table:table-cell table:formula="of:=100*[.B7]/[.C7]" office:value-type="float" office:value="81.5616438356164" calcext:value-type="float">
            <text:p>81.5616438356</text:p>
          </table:table-cell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264" calcext:value-type="float">
            <text:p>264</text:p>
          </table:table-cell>
          <table:table-cell table:formula="of:=[.I7]/[.$K$3]" office:value-type="float" office:value="0.825" calcext:value-type="float">
            <text:p>0.82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287" calcext:value-type="float">
            <text:p>287</text:p>
          </table:table-cell>
          <table:table-cell table:formula="of:=[.N7]/[.$K$3]" office:value-type="float" office:value="0.896875" calcext:value-type="float">
            <text:p>0.896875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036" calcext:value-type="float">
            <text:p>3036</text:p>
          </table:table-cell>
          <table:table-cell office:value-type="float" office:value="3650" calcext:value-type="float">
            <text:p>3650</text:p>
          </table:table-cell>
          <table:table-cell table:formula="of:=100*[.B8]/[.C8]" office:value-type="float" office:value="83.1780821917808" calcext:value-type="float">
            <text:p>83.1780821918</text:p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95" calcext:value-type="float">
            <text:p>295</text:p>
          </table:table-cell>
          <table:table-cell table:formula="of:=[.I8]/[.$K$3]" office:value-type="float" office:value="0.921875" calcext:value-type="float">
            <text:p>0.921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13" calcext:value-type="float">
            <text:p>313</text:p>
          </table:table-cell>
          <table:table-cell table:formula="of:=[.N8]/[.$K$3]" office:value-type="float" office:value="0.978125" calcext:value-type="float">
            <text:p>0.978125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9]/[.C9]" office:value-type="float" office:value="80.5753424657534" calcext:value-type="float">
            <text:p>80.5753424658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302" calcext:value-type="float">
            <text:p>302</text:p>
          </table:table-cell>
          <table:table-cell table:formula="of:=[.I9]/[.$K$3]" office:value-type="float" office:value="0.94375" calcext:value-type="float">
            <text:p>0.9437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16" calcext:value-type="float">
            <text:p>316</text:p>
          </table:table-cell>
          <table:table-cell table:formula="of:=[.N9]/[.$K$3]" office:value-type="float" office:value="0.9875" calcext:value-type="float">
            <text:p>0.9875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976" calcext:value-type="float">
            <text:p>2976</text:p>
          </table:table-cell>
          <table:table-cell office:value-type="float" office:value="3650" calcext:value-type="float">
            <text:p>3650</text:p>
          </table:table-cell>
          <table:table-cell table:formula="of:=100*[.B10]/[.C10]" office:value-type="float" office:value="81.5342465753425" calcext:value-type="float">
            <text:p>81.5342465753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41" calcext:value-type="float">
            <text:p>2941</text:p>
          </table:table-cell>
          <table:table-cell office:value-type="float" office:value="3650" calcext:value-type="float">
            <text:p>3650</text:p>
          </table:table-cell>
          <table:table-cell table:formula="of:=100*[.B11]/[.C11]" office:value-type="float" office:value="80.5753424657534" calcext:value-type="float">
            <text:p>80.5753424658</text:p>
          </table:table-cell>
          <table:table-cell table:number-columns-repeated="3"/>
          <table:table-cell office:value-type="string" calcext:value-type="string">
            <text:p>2<text:span text:style-name="T1">nd</text:span> June 2017</text:p>
          </table:table-cell>
          <table:table-cell table:number-columns-repeated="4"/>
          <table:table-cell office:value-type="string" calcext:value-type="string">
            <text:p>2<text:span text:style-name="T1">nd</text:span> June 2017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938" calcext:value-type="float">
            <text:p>2938</text:p>
          </table:table-cell>
          <table:table-cell office:value-type="float" office:value="3650" calcext:value-type="float">
            <text:p>3650</text:p>
          </table:table-cell>
          <table:table-cell table:formula="of:=100*[.B12]/[.C12]" office:value-type="float" office:value="80.4931506849315" calcext:value-type="float">
            <text:p>80.4931506849</text:p>
          </table:table-cell>
          <table:table-cell table:number-columns-repeated="3"/>
          <table:table-cell office:value-type="string" calcext:value-type="string">
            <text:p>FC8 layer</text:p>
          </table:table-cell>
          <table:table-cell table:number-columns-repeated="4"/>
          <table:table-cell office:value-type="string" calcext:value-type="string">
            <text:p>FC8 layer spliced ---</text:p>
          </table:table-cell>
          <table:table-cell table:number-columns-repeated="3"/>
        </table:table-row>
        <table:table-row table:style-name="ro2">
          <table:table-cell table:number-columns-repeated="9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  <table:table-cell table:number-columns-repeated="3"/>
          <table:table-cell office:value-type="string" calcext:value-type="string">
            <text:p>tot_num</text:p>
          </table:table-cell>
          <table:table-cell office:value-type="float" office:value="320" calcext:value-type="float">
            <text:p>320</text:p>
          </table:table-cell>
        </table:table-row>
        <table:table-row table:style-name="ro2">
          <table:table-cell/>
          <table:table-cell table:formula="of:=SUM([.B3:.B12])" office:value-type="float" office:value="29698" calcext:value-type="float">
            <text:p>29698</text:p>
          </table:table-cell>
          <table:table-cell table:formula="of:=SUM([.C3:.C12])" office:value-type="float" office:value="36500" calcext:value-type="float">
            <text:p>36500</text:p>
          </table:table-cell>
          <table:table-cell table:formula="of:=100*[.B14]/[.C14]" office:value-type="float" office:value="81.3643835616438" calcext:value-type="float">
            <text:p>81.3643835616</text:p>
          </table:table-cell>
          <table:table-cell table:number-columns-repeated="3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 table:number-columns-repeated="2"/>
          <table:table-cell office:value-type="string" calcext:value-type="string">
            <text:p>Threshold</text:p>
          </table:table-cell>
          <table:table-cell office:value-type="string" calcext:value-type="string">
            <text:p>num_corr</text:p>
          </table:table-cell>
          <table:table-cell office:value-type="string" calcext:value-type="string">
            <text:p>%correct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5" calcext:value-type="float">
            <text:p>0.95</text:p>
          </table:table-cell>
          <table:table-cell office:value-type="float" office:value="271" calcext:value-type="float">
            <text:p>271</text:p>
          </table:table-cell>
          <table:table-cell table:formula="of:=[.I15]/[.$K$3]" office:value-type="float" office:value="0.846875" calcext:value-type="float">
            <text:p>0.846875</text:p>
          </table:table-cell>
          <table:table-cell table:number-columns-repeated="2"/>
          <table:table-cell office:value-type="float" office:value="0.95" calcext:value-type="float">
            <text:p>0.95</text:p>
          </table:table-cell>
          <table:table-cell office:value-type="float" office:value="298" calcext:value-type="float">
            <text:p>298</text:p>
          </table:table-cell>
          <table:table-cell table:formula="of:=[.N15]/[.$K$3]" office:value-type="float" office:value="0.93125" calcext:value-type="float">
            <text:p>0.9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9" calcext:value-type="float">
            <text:p>0.9</text:p>
          </table:table-cell>
          <table:table-cell office:value-type="float" office:value="288" calcext:value-type="float">
            <text:p>288</text:p>
          </table:table-cell>
          <table:table-cell table:formula="of:=[.I16]/[.$K$3]" office:value-type="float" office:value="0.9" calcext:value-type="float">
            <text:p>0.9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office:value-type="float" office:value="305" calcext:value-type="float">
            <text:p>305</text:p>
          </table:table-cell>
          <table:table-cell table:formula="of:=[.N16]/[.$K$3]" office:value-type="float" office:value="0.953125" calcext:value-type="float">
            <text:p>0.953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312" calcext:value-type="float">
            <text:p>312</text:p>
          </table:table-cell>
          <table:table-cell table:formula="of:=[.I17]/[.$K$3]" office:value-type="float" office:value="0.975" calcext:value-type="float">
            <text:p>0.97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314" calcext:value-type="float">
            <text:p>314</text:p>
          </table:table-cell>
          <table:table-cell table:formula="of:=[.N17]/[.$K$3]" office:value-type="float" office:value="0.98125" calcext:value-type="float">
            <text:p>0.98125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316" calcext:value-type="float">
            <text:p>316</text:p>
          </table:table-cell>
          <table:table-cell table:formula="of:=[.I18]/[.$K$3]" office:value-type="float" office:value="0.9875" calcext:value-type="float">
            <text:p>0.987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20" calcext:value-type="float">
            <text:p>320</text:p>
          </table:table-cell>
          <table:table-cell table:formula="of:=[.N18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7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I19]/[.$K$3]" office:value-type="float" office:value="1" calcext:value-type="float">
            <text:p>1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320" calcext:value-type="float">
            <text:p>320</text:p>
          </table:table-cell>
          <table:table-cell table:formula="of:=[.N19]/[.$K$3]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6"/>
        </table:table-row>
        <table:table-row table:style-name="ro1">
          <table:table-cell office:value-type="string" calcext:value-type="string">
            <text:p>Clustering</text:p>
          </table:table-cell>
          <table:table-cell office:value-type="string" calcext:value-type="string">
            <text:p>7<text:span text:style-name="T1">th</text:span> June 20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luster Number</text:p>
          </table:table-cell>
          <table:table-cell office:value-type="string" calcext:value-type="string">
            <text:p>Remarks</text:p>
          </table:table-cell>
          <table:table-cell table:number-columns-repeated="5"/>
          <table:table-cell office:value-type="string" calcext:value-type="string">
            <text:p>15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net on Places</text:p>
          </table:table-cell>
          <table:table-cell table:number-columns-repeated="2"/>
          <table:table-cell office:value-type="string" calcext:value-type="string">
            <text:p>Alexnet on ImageNet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v good also interes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v good (quite interesting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</text:p>
          </table:table-cell>
          <table:table-cell office:value-type="float" office:value="2157" calcext:value-type="float">
            <text:p>2157</text:p>
          </table:table-cell>
          <table:table-cell table:number-columns-repeated="2"/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v good (but expected merge with some other cluste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v good (but expected merge with cluster 23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probe images with all baseline correct match</text:p>
          </table:table-cell>
          <table:table-cell office:value-type="float" office:value="1120" calcext:value-type="float">
            <text:p>1120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v good (but expected merge with another cluster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120/2157</text:p>
          </table:table-cell>
          <table:table-cell table:formula="of:=1120/2157" office:value-type="float" office:value="0.519239684747334" calcext:value-type="float">
            <text:p>0.5192396847</text:p>
          </table:table-cell>
          <table:table-cell/>
          <table:table-cell office:value-type="string" calcext:value-type="string">
            <text:p>1357/2157</text:p>
          </table:table-cell>
          <table:table-cell table:formula="of:=1357/2157" office:value-type="float" office:value="0.629114510894761" calcext:value-type="float">
            <text:p>0.6291145109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tal no. of base images</text:p>
          </table:table-cell>
          <table:table-cell office:value-type="float" office:value="56223" calcext:value-type="float">
            <text:p>56223</text:p>
          </table:table-cell>
          <table:table-cell table:number-columns-repeated="2"/>
          <table:table-cell office:value-type="float" office:value="56223" calcext:value-type="float">
            <text:p>56223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. of base images correctly identified</text:p>
          </table:table-cell>
          <table:table-cell office:value-type="float" office:value="48732" calcext:value-type="float">
            <text:p>48732</text:p>
          </table:table-cell>
          <table:table-cell table:number-columns-repeated="2"/>
          <table:table-cell office:value-type="float" office:value="49974" calcext:value-type="float">
            <text:p>49974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48732/56223</text:p>
          </table:table-cell>
          <table:table-cell table:formula="of:=48732/56223" office:value-type="float" office:value="0.866762712768796" calcext:value-type="float">
            <text:p>0.8667627128</text:p>
          </table:table-cell>
          <table:table-cell/>
          <table:table-cell office:value-type="string" calcext:value-type="string">
            <text:p>49974/56223</text:p>
          </table:table-cell>
          <table:table-cell table:formula="of:=49974/56223" office:value-type="float" office:value="0.888853316258471" calcext:value-type="float">
            <text:p>0.8888533163</text:p>
          </table:table-cell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<text:span text:style-name="T1">th</text:span> June 2017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esting on self generated manipulated images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1</text:p>
          </table:table-cell>
          <table:table-cell table:number-columns-repeated="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p1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op10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37/89</text:p>
          </table:table-cell>
          <table:table-cell office:value-type="string" calcext:value-type="string">
            <text:p>61/89</text:p>
          </table:table-cell>
          <table:table-cell office:value-type="string" calcext:value-type="string">
            <text:p>71/89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7/89" office:value-type="float" office:value="0.415730337078652" calcext:value-type="float">
            <text:p>0.4157303371</text:p>
          </table:table-cell>
          <table:table-cell table:formula="of:=61/89" office:value-type="float" office:value="0.685393258426966" calcext:value-type="float">
            <text:p>0.6853932584</text:p>
          </table:table-cell>
          <table:table-cell table:formula="of:=71/89" office:value-type="float" office:value="0.797752808988764" calcext:value-type="float">
            <text:p>0.797752809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89</text:p>
          </table:table-cell>
          <table:table-cell office:value-type="string" calcext:value-type="string">
            <text:p>72/89</text:p>
          </table:table-cell>
          <table:table-cell office:value-type="string" calcext:value-type="string">
            <text:p>76/89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89" office:value-type="float" office:value="0.561797752808989" calcext:value-type="float">
            <text:p>0.5617977528</text:p>
          </table:table-cell>
          <table:table-cell table:formula="of:=72/89" office:value-type="float" office:value="0.808988764044944" calcext:value-type="float">
            <text:p>0.808988764</text:p>
          </table:table-cell>
          <table:table-cell table:formula="of:=76/89" office:value-type="float" office:value="0.853932584269663" calcext:value-type="float">
            <text:p>0.8539325843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29/89</text:p>
          </table:table-cell>
          <table:table-cell office:value-type="string" calcext:value-type="string">
            <text:p>44/89</text:p>
          </table:table-cell>
          <table:table-cell office:value-type="string" calcext:value-type="string">
            <text:p>51/89</text:p>
          </table:table-cell>
          <table:table-cell table:number-columns-repeated="5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29/89" office:value-type="float" office:value="0.325842696629213" calcext:value-type="float">
            <text:p>0.3258426966</text:p>
          </table:table-cell>
          <table:table-cell table:formula="of:=44/89" office:value-type="float" office:value="0.49438202247191" calcext:value-type="float">
            <text:p>0.4943820225</text:p>
          </table:table-cell>
          <table:table-cell table:formula="of:=51/89" office:value-type="float" office:value="0.573033707865169" calcext:value-type="float">
            <text:p>0.5730337079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 (with 0.95 cut off)</text:p>
          </table:table-cell>
          <table:table-cell office:value-type="string" calcext:value-type="string">
            <text:p>34/89</text:p>
          </table:table-cell>
          <table:table-cell office:value-type="string" calcext:value-type="string">
            <text:p>47/89</text:p>
          </table:table-cell>
          <table:table-cell office:value-type="string" calcext:value-type="string">
            <text:p>54/89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34/89" office:value-type="float" office:value="0.382022471910112" calcext:value-type="float">
            <text:p>0.3820224719</text:p>
          </table:table-cell>
          <table:table-cell table:formula="of:=47/89" office:value-type="float" office:value="0.528089887640449" calcext:value-type="float">
            <text:p>0.5280898876</text:p>
          </table:table-cell>
          <table:table-cell table:formula="of:=54/89" office:value-type="float" office:value="0.606741573033708" calcext:value-type="float">
            <text:p>0.606741573</text:p>
          </table:table-cell>
          <table:table-cell table:number-columns-repeated="5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v 3</text:p>
          </table:table-cell>
          <table:table-cell table:number-columns-repeated="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</text:p>
          </table:table-cell>
          <table:table-cell office:value-type="string" calcext:value-type="string">
            <text:p>10/92</text:p>
          </table:table-cell>
          <table:table-cell office:value-type="string" calcext:value-type="string">
            <text:p>28/92</text:p>
          </table:table-cell>
          <table:table-cell office:value-type="string" calcext:value-type="string">
            <text:p>46/92</text:p>
          </table:table-cell>
          <table:table-cell table:number-columns-repeated="5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10/92" office:value-type="float" office:value="0.108695652173913" calcext:value-type="float">
            <text:p>0.1086956522</text:p>
          </table:table-cell>
          <table:table-cell table:formula="of:=28/92" office:value-type="float" office:value="0.304347826086957" calcext:value-type="float">
            <text:p>0.304347826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laces 365 (with 0.95 cut off)</text:p>
          </table:table-cell>
          <table:table-cell office:value-type="string" calcext:value-type="string">
            <text:p>50/92</text:p>
          </table:table-cell>
          <table:table-cell office:value-type="string" calcext:value-type="string">
            <text:p>63/92</text:p>
          </table:table-cell>
          <table:table-cell office:value-type="string" calcext:value-type="string">
            <text:p>66/92</text:p>
          </table:table-cell>
          <table:table-cell table:number-columns-repeated="5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50/92" office:value-type="float" office:value="0.543478260869565" calcext:value-type="float">
            <text:p>0.5434782609</text:p>
          </table:table-cell>
          <table:table-cell table:formula="of:=63/92" office:value-type="float" office:value="0.684782608695652" calcext:value-type="float">
            <text:p>0.6847826087</text:p>
          </table:table-cell>
          <table:table-cell table:formula="of:=66/92" office:value-type="float" office:value="0.717391304347826" calcext:value-type="float">
            <text:p>0.7173913043</text:p>
          </table:table-cell>
          <table:table-cell table:number-columns-repeated="5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vlc</text:p>
          </table:table-cell>
          <table:table-cell office:value-type="string" calcext:value-type="string">
            <text:p>3/92</text:p>
          </table:table-cell>
          <table:table-cell office:value-type="string" calcext:value-type="string">
            <text:p>17/92</text:p>
          </table:table-cell>
          <table:table-cell office:value-type="string" calcext:value-type="string">
            <text:p>29/92</text:p>
          </table:table-cell>
          <table:table-cell table:number-columns-repeated="5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v goo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SUM([.F23:.F59])" office:value-type="float" office:value="37" calcext:value-type="float">
            <text:p>37</text:p>
          </table:table-cell>
          <table:table-cell/>
          <table:table-cell table:formula="of:=3/92" office:value-type="float" office:value="0.0326086956521739" calcext:value-type="float">
            <text:p>0.0326086957</text:p>
          </table:table-cell>
          <table:table-cell table:formula="of:=17/92" office:value-type="float" office:value="0.184782608695652" calcext:value-type="float">
            <text:p>0.1847826087</text:p>
          </table:table-cell>
          <table:table-cell table:formula="of:=29/92" office:value-type="float" office:value="0.315217391304348" calcext:value-type="float">
            <text:p>0.3152173913</text:p>
          </table:table-cell>
          <table:table-cell table:number-columns-repeated="5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wo cluster overlap, both of which should have merged with two other cluster</text:p>
          </table:table-cell>
          <table:table-cell table:number-columns-repeated="1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wo cluster overlap</text:p>
          </table:table-cell>
          <table:table-cell table:number-columns-repeated="5"/>
          <table:table-cell office:value-type="string" calcext:value-type="string">
            <text:p>bvlc (with 0.95 cut off)</text:p>
          </table:table-cell>
          <table:table-cell office:value-type="string" calcext:value-type="string">
            <text:p>31/92</text:p>
          </table:table-cell>
          <table:table-cell office:value-type="string" calcext:value-type="string">
            <text:p>42/92</text:p>
          </table:table-cell>
          <table:table-cell office:value-type="string" calcext:value-type="string">
            <text:p>46/9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wo cluster overlap</text:p>
          </table:table-cell>
          <table:table-cell table:number-columns-repeated="6"/>
          <table:table-cell table:formula="of:=31/92" office:value-type="float" office:value="0.33695652173913" calcext:value-type="float">
            <text:p>0.3369565217</text:p>
          </table:table-cell>
          <table:table-cell table:formula="of:=42/92" office:value-type="float" office:value="0.456521739130435" calcext:value-type="float">
            <text:p>0.4565217391</text:p>
          </table:table-cell>
          <table:table-cell table:formula="of:=46/92" office:value-type="float" office:value="0.5" calcext:value-type="float">
            <text:p>0.5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two cluster overlap</text:p>
          </table:table-cell>
          <table:table-cell table:number-columns-repeated="1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two bad </text:p>
          </table:table-cell>
          <table:table-cell table:number-columns-repeated="1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quite random</text:p>
          </table:table-cell>
          <table:table-cell table:number-columns-repeated="14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one cluster, other random</text:p>
          </table:table-cell>
          <table:table-cell table:number-columns-repeated="1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ne bad but interesting </text:p>
          </table:table-cell>
          <table:table-cell table:number-columns-repeated="1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one bad (expected to merge with another cluster)</text:p>
          </table:table-cell>
          <table:table-cell table:number-columns-repeated="1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one bad (expected because of rotation)</text:p>
          </table:table-cell>
          <table:table-cell table:number-columns-repeated="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one bad</text:p>
          </table:table-cell>
          <table:table-cell table:number-columns-repeated="1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stly 3 clusters, because water</text:p>
          </table:table-cell>
          <table:table-cell table:number-columns-repeated="1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teresting case of same donor case</text:p>
          </table:table-cell>
          <table:table-cell table:number-columns-repeated="1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ont know</text:p>
          </table:table-cell>
          <table:table-cell table:number-columns-repeated="1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ad case (3 cluster overlap)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A23:Sheet1.B8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00/00/0000</text:date>, <text:time style:data-style-name="N2" text:time-value="19:13:57.8711292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6:16:42.363770376</meta:creation-date>
    <meta:generator>LibreOffice/5.1.6.2$Linux_X86_64 LibreOffice_project/10m0$Build-2</meta:generator>
    <dc:date>2017-06-16T14:59:23.466584298</dc:date>
    <meta:editing-duration>PT21H46M35S</meta:editing-duration>
    <meta:editing-cycles>61</meta:editing-cycles>
    <meta:document-statistic meta:table-count="1" meta:cell-count="392" meta:object-count="0"/>
  </office:meta>
</office:document-meta>
</file>